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a457" officeooo:paragraph-rsid="0012a457"/>
    </style:style>
    <style:style style:name="P2" style:family="paragraph" style:parent-style-name="Standard">
      <style:text-properties officeooo:rsid="0012a457" officeooo:paragraph-rsid="0012d184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2a457" officeooo:paragraph-rsid="0012a457" style:font-size-asian="15pt" style:font-weight-asian="bold" style:font-size-complex="15pt" style:font-weight-complex="bold"/>
    </style:style>
    <style:style style:name="P4" style:family="paragraph" style:parent-style-name="Standard">
      <style:text-properties fo:font-style="italic" officeooo:rsid="0012a457" officeooo:paragraph-rsid="0012a457" style:font-style-asian="italic" style:font-style-complex="italic"/>
    </style:style>
    <style:style style:name="P5" style:family="paragraph" style:parent-style-name="Standard">
      <style:text-properties fo:font-style="italic" officeooo:paragraph-rsid="00139ca2" style:font-style-asian="italic" style:font-style-complex="italic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tyle="italic" officeooo:paragraph-rsid="00153a49" style:font-style-asian="italic" style:font-style-complex="italic"/>
    </style:style>
    <style:style style:name="P8" style:family="paragraph" style:parent-style-name="Standard">
      <style:text-properties fo:font-style="italic" officeooo:paragraph-rsid="0017936d" style:font-style-asian="italic" style:font-style-complex="italic"/>
    </style:style>
    <style:style style:name="P9" style:family="paragraph" style:parent-style-name="Standard">
      <style:text-properties fo:font-style="italic" officeooo:paragraph-rsid="0016e2a3" style:font-style-asian="italic" style:font-style-complex="italic"/>
    </style:style>
    <style:style style:name="P10" style:family="paragraph" style:parent-style-name="Standard">
      <style:text-properties fo:font-style="italic" officeooo:paragraph-rsid="001afcba" style:font-style-asian="italic" style:font-style-complex="italic"/>
    </style:style>
    <style:style style:name="P11" style:family="paragraph" style:parent-style-name="Standard">
      <style:text-properties fo:font-style="italic" officeooo:paragraph-rsid="001b66a6" style:font-style-asian="italic" style:font-style-complex="italic"/>
    </style:style>
    <style:style style:name="P12" style:family="paragraph" style:parent-style-name="Standard">
      <style:text-properties fo:font-style="italic" officeooo:paragraph-rsid="001cdb89" style:font-style-asian="italic" style:font-style-complex="italic"/>
    </style:style>
    <style:style style:name="P13" style:family="paragraph" style:parent-style-name="Standard">
      <style:text-properties fo:font-style="italic" officeooo:paragraph-rsid="001ea3f7" style:font-style-asian="italic" style:font-style-complex="italic"/>
    </style:style>
    <style:style style:name="P14" style:family="paragraph" style:parent-style-name="Standard">
      <style:text-properties fo:font-style="italic" officeooo:paragraph-rsid="00209f6b" style:font-style-asian="italic" style:font-style-complex="italic"/>
    </style:style>
    <style:style style:name="P15" style:family="paragraph" style:parent-style-name="Standard">
      <style:text-properties fo:font-style="italic" officeooo:paragraph-rsid="00214c13" style:font-style-asian="italic" style:font-style-complex="italic"/>
    </style:style>
    <style:style style:name="P16" style:family="paragraph" style:parent-style-name="Standard">
      <style:text-properties fo:font-style="italic" officeooo:paragraph-rsid="0021589b" style:font-style-asian="italic" style:font-style-complex="italic"/>
    </style:style>
    <style:style style:name="P17" style:family="paragraph" style:parent-style-name="Standard">
      <style:text-properties officeooo:rsid="00139ca2" officeooo:paragraph-rsid="00139ca2"/>
    </style:style>
    <style:style style:name="P18" style:family="paragraph" style:parent-style-name="Standard">
      <style:text-properties officeooo:rsid="00139ca2" officeooo:paragraph-rsid="00153a49"/>
    </style:style>
    <style:style style:name="P19" style:family="paragraph" style:parent-style-name="Standard">
      <style:text-properties officeooo:rsid="00139ca2" officeooo:paragraph-rsid="0016e2a3"/>
    </style:style>
    <style:style style:name="P20" style:family="paragraph" style:parent-style-name="Standard">
      <style:text-properties officeooo:rsid="00139ca2" officeooo:paragraph-rsid="0017936d"/>
    </style:style>
    <style:style style:name="P21" style:family="paragraph" style:parent-style-name="Standard">
      <style:text-properties officeooo:rsid="00139ca2" officeooo:paragraph-rsid="001afcba"/>
    </style:style>
    <style:style style:name="P22" style:family="paragraph" style:parent-style-name="Standard">
      <style:text-properties officeooo:rsid="00139ca2" officeooo:paragraph-rsid="001b66a6"/>
    </style:style>
    <style:style style:name="P23" style:family="paragraph" style:parent-style-name="Standard">
      <style:text-properties officeooo:rsid="00139ca2" officeooo:paragraph-rsid="001cdb89"/>
    </style:style>
    <style:style style:name="P24" style:family="paragraph" style:parent-style-name="Standard">
      <style:text-properties officeooo:rsid="00139ca2" officeooo:paragraph-rsid="001ea3f7"/>
    </style:style>
    <style:style style:name="P25" style:family="paragraph" style:parent-style-name="Standard">
      <style:text-properties officeooo:rsid="00139ca2" officeooo:paragraph-rsid="00209f6b"/>
    </style:style>
    <style:style style:name="P26" style:family="paragraph" style:parent-style-name="Standard">
      <style:text-properties officeooo:rsid="00139ca2" officeooo:paragraph-rsid="00214c13"/>
    </style:style>
    <style:style style:name="P27" style:family="paragraph" style:parent-style-name="Standard">
      <style:text-properties officeooo:rsid="00139ca2" officeooo:paragraph-rsid="0021589b"/>
    </style:style>
    <style:style style:name="P28" style:family="paragraph" style:parent-style-name="Standard">
      <style:text-properties officeooo:paragraph-rsid="00139ca2"/>
    </style:style>
    <style:style style:name="P29" style:family="paragraph" style:parent-style-name="Standard">
      <style:text-properties officeooo:paragraph-rsid="00153a49"/>
    </style:style>
    <style:style style:name="P30" style:family="paragraph" style:parent-style-name="Standard">
      <style:paragraph-properties fo:text-align="center" style:justify-single-word="false"/>
      <style:text-properties officeooo:rsid="00153a49" officeooo:paragraph-rsid="00153a49"/>
    </style:style>
    <style:style style:name="P31" style:family="paragraph" style:parent-style-name="Standard">
      <style:text-properties fo:color="#2a6099" loext:opacity="100%" fo:font-style="italic" fo:font-weight="bold" officeooo:rsid="0012a457" officeooo:paragraph-rsid="0012a457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color="#2a6099" loext:opacity="100%" fo:font-style="italic" fo:font-weight="bold" officeooo:rsid="0012a457" officeooo:paragraph-rsid="0012d184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color="#2a6099" loext:opacity="100%" fo:font-style="italic" fo:font-weight="bold" officeooo:rsid="00139ca2" officeooo:paragraph-rsid="00139ca2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color="#2a6099" loext:opacity="100%" fo:font-style="italic" officeooo:rsid="0012a457" officeooo:paragraph-rsid="0012a457" style:font-style-asian="italic" style:font-style-complex="italic"/>
    </style:style>
    <style:style style:name="P35" style:family="paragraph" style:parent-style-name="Standard">
      <style:text-properties officeooo:paragraph-rsid="0016e2a3"/>
    </style:style>
    <style:style style:name="P36" style:family="paragraph" style:parent-style-name="Standard">
      <style:text-properties officeooo:paragraph-rsid="0017936d"/>
    </style:style>
    <style:style style:name="P37" style:family="paragraph" style:parent-style-name="Standard">
      <style:text-properties officeooo:paragraph-rsid="001afcba"/>
    </style:style>
    <style:style style:name="P38" style:family="paragraph" style:parent-style-name="Standard">
      <style:text-properties officeooo:paragraph-rsid="001b66a6"/>
    </style:style>
    <style:style style:name="P39" style:family="paragraph" style:parent-style-name="Standard">
      <style:text-properties officeooo:paragraph-rsid="001cdb89"/>
    </style:style>
    <style:style style:name="P40" style:family="paragraph" style:parent-style-name="Standard">
      <style:text-properties officeooo:paragraph-rsid="001ea3f7"/>
    </style:style>
    <style:style style:name="P41" style:family="paragraph" style:parent-style-name="Standard">
      <style:text-properties officeooo:paragraph-rsid="00209f6b"/>
    </style:style>
    <style:style style:name="P42" style:family="paragraph" style:parent-style-name="Standard">
      <style:text-properties officeooo:paragraph-rsid="00214c13"/>
    </style:style>
    <style:style style:name="P43" style:family="paragraph" style:parent-style-name="Standard">
      <style:text-properties officeooo:paragraph-rsid="0021589b"/>
    </style:style>
    <style:style style:name="T1" style:family="text">
      <style:text-properties officeooo:rsid="0012a457"/>
    </style:style>
    <style:style style:name="T2" style:family="text">
      <style:text-properties officeooo:rsid="0012d184"/>
    </style:style>
    <style:style style:name="T3" style:family="text">
      <style:text-properties officeooo:rsid="00139ca2"/>
    </style:style>
    <style:style style:name="T4" style:family="text">
      <style:text-properties officeooo:rsid="00153a4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a6099" loext:opacity="100%" fo:font-weight="bold" style:font-weight-asian="bold" style:font-weight-complex="bold"/>
    </style:style>
    <style:style style:name="T7" style:family="text">
      <style:text-properties fo:color="#2a6099" loext:opacity="100%" fo:font-weight="bold" officeooo:rsid="0012d184" style:font-weight-asian="bold" style:font-weight-complex="bold"/>
    </style:style>
    <style:style style:name="T8" style:family="text">
      <style:text-properties fo:color="#2a6099" loext:opacity="100%" fo:font-weight="bold" officeooo:rsid="0012a45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6e2a3"/>
    </style:style>
    <style:style style:name="T11" style:family="text">
      <style:text-properties officeooo:rsid="0017936d"/>
    </style:style>
    <style:style style:name="T12" style:family="text">
      <style:text-properties officeooo:rsid="001afcba"/>
    </style:style>
    <style:style style:name="T13" style:family="text">
      <style:text-properties officeooo:rsid="001b66a6"/>
    </style:style>
    <style:style style:name="T14" style:family="text">
      <style:text-properties officeooo:rsid="001cdb89"/>
    </style:style>
    <style:style style:name="T15" style:family="text">
      <style:text-properties officeooo:rsid="001ea3f7"/>
    </style:style>
    <style:style style:name="T16" style:family="text">
      <style:text-properties officeooo:rsid="00209f6b"/>
    </style:style>
    <style:style style:name="T17" style:family="text">
      <style:text-properties officeooo:rsid="00214c13"/>
    </style:style>
    <style:style style:name="T18" style:family="text">
      <style:text-properties officeooo:rsid="002158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LISTE DES DEFINITION TASKS SCHEDULER DE LA VM PDETUDESPVWD191</text:p>
      <text:p text:style-name="P1"/>
      <text:p text:style-name="P31">Onglet 1 « General » : </text:p>
      <text:p text:style-name="P4"><text:tab/>donner un nom puis...</text:p>
      <text:p text:style-name="P1"><text:tab/>sélection du bouton rado ‘’Run whether user is logged on or not’’</text:p>
      <text:p text:style-name="P1"><text:tab/>coche sur ‘’Run with highest privileges’’</text:p>
      <text:p text:style-name="Standard"/>
      <text:p text:style-name="P32">Onglet <text:span text:style-name="T2">2</text:span> « <text:span text:style-name="T2">Trigger</text:span> » :</text:p>
      <text:p text:style-name="P2"><text:tab/>coche sur ‘’<text:span text:style-name="T2">Stop task if it runs longer than 30 minutes</text:span>’</text:p>
      <text:p text:style-name="P17"><text:tab/>coche sur ‘’enabled’’</text:p>
      <text:p text:style-name="P1"/>
      <text:p text:style-name="P33">Onglet 3 « Action » :</text:p>
      <text:p text:style-name="P17"><text:tab/><text:span text:style-name="T4">l</text:span>iste du ou des programmes à faire tourner successivement…</text:p>
      <text:p text:style-name="P17"/>
      <text:p text:style-name="P34"><text:span text:style-name="T5">Onglet 4 « Conditions »</text:span> :</text:p>
      <text:p text:style-name="P1"><text:tab/>coche sur ‘’Start the task only if if the computer is on AC power’’</text:p>
      <text:p text:style-name="P1"><text:tab/>coche sur ‘’Stop if the computer switches to battery power’’</text:p>
      <text:p text:style-name="P1"><text:tab/>coche sur ‘’Wake the computer to trun this task’’</text:p>
      <text:p text:style-name="P1"/>
      <text:p text:style-name="P31">Onglet 5 « Settings » :</text:p>
      <text:p text:style-name="P1"><text:tab/>coche sur ‘’Allow task to be run on demand’</text:p>
      <text:p text:style-name="P1"><text:tab/>coche sur ‘’Stop the task if it runs longer than :’’</text:p>
      <text:p text:style-name="P1"><text:tab/>coche sur ‘’If the running task does not end when requested, force it to stop’’</text:p>
      <text:p text:style-name="P1"/>
      <text:p text:style-name="P31">Onglet 6 « History » :</text:p>
      <text:p text:style-name="P1"><text:tab/>Rien ici, visualisation de l’historique des Tasks</text:p>
      <text:p text:style-name="Standard"/>
      <text:p text:style-name="P30">*** <text:s text:c="2"/>*** <text:s text:c="2"/>*** <text:s text:c="2"/>*** <text:s text:c="2"/>*** <text:s text:c="2"/>*** <text:s text:c="2"/>***</text:p>
      <text:p text:style-name="Standard"/>
      <text:p text:style-name="Standard"/>
      <text:p text:style-name="Standard"/>
      <text:p text:style-name="Standard"><text:span text:style-name="T8">Onglet 1</text:span><text:span text:style-name="T1"> : </text:span>Xs_AS<text:tab/><text:tab/><text:tab/><text:tab/><text:span text:style-name="T7">Onglet 2</text:span><text:span text:style-name="T2"> : Daily at 23:50:30 </text:span><text:span text:style-name="T3">recur every 1 days</text:span></text:p>
      <text:p text:style-name="P17"><text:span text:style-name="T6">Onglet 3</text:span> : 3 programmes...</text:p>
      <text:p text:style-name="P5">"C:\Program Files\R\R-4.2.1\bin\Rscript.exe"</text:p>
      <text:p text:style-name="P28"><text:tab/>C:\Users\siar_ycg8l6\ProgR\Analyse_Nas\ProgR_Corps.R</text:p>
      <text:p text:style-name="P6">powershell</text:p>
      <text:p text:style-name="Standard"><text:tab/>C:\Users\siar_ycg8l6\ProgR\Analyse_Nas\X_Passerelle_vers_Z050_ScriptPS.ps1</text:p>
      <text:p text:style-name="P6">"C:\Program Files\R\R-4.2.1\bin\Rscript.exe"</text:p>
      <text:p text:style-name="Standard"><text:tab/>C:\Users\siar_ycg8l6\ProgR\Analyse_Nas\ProgR_ConvertJSON_nettoyageSAS.R</text:p>
      <text:p text:style-name="Standard"/>
      <text:p text:style-name="Standard"/>
      <text:p text:style-name="P29"><text:span text:style-name="T8">Onglet 1</text:span><text:span text:style-name="T1"> : Xs_AS_15jrs</text:span><text:tab/><text:tab/><text:tab/><text:span text:style-name="T7">Onglet 2</text:span><text:span text:style-name="T2"> : Daily at </text:span><text:span text:style-name="T4">0</text:span><text:span text:style-name="T2">3:</text:span><text:span text:style-name="T4">30</text:span><text:span text:style-name="T2">:30 </text:span><text:span text:style-name="T3">recur every 1 days</text:span></text:p>
      <text:p text:style-name="P18"><text:span text:style-name="T6">Onglet 3</text:span> : 3 programmes...</text:p>
      <text:p text:style-name="P7">"C:\Program Files\R\R-4.2.1\bin\Rscript.exe"</text:p>
      <text:p text:style-name="P29"><text:tab/>C:\Users\siar_ycg8l6\ProgR\Analyse_Nas\ProgR_ASv3_15jrs.R</text:p>
      <text:p text:style-name="P7">powershell</text:p>
      <text:p text:style-name="P29"><text:tab/>C:\Users\siar_ycg8l6\ProgR\Analyse_Nas\X_Passerelle_vers_Z050_ScriptPS.ps1</text:p>
      <text:p text:style-name="P7">"C:\Program Files\R\R-4.2.1\bin\Rscript.exe"</text:p>
      <text:p text:style-name="P29"><text:tab/>C:\Users\siar_ycg8l6\ProgR\Analyse_Nas\ProgR_ConvertJSON_nettoyageSAS.R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9"><text:span text:style-name="T8">Onglet 1</text:span><text:span text:style-name="T1"> : Xs_cpt5<text:tab/></text:span><text:tab/><text:tab/><text:span text:style-name="T7">Onglet 2</text:span><text:span text:style-name="T2"> : </text:span><text:span text:style-name="T4">One time</text:span><text:span text:style-name="T2"> at </text:span><text:span text:style-name="T4">10</text:span><text:span text:style-name="T2">:</text:span><text:span text:style-name="T4">05</text:span><text:span text:style-name="T2">:</text:span><text:span text:style-name="T4">03</text:span><text:span text:style-name="T2"> </text:span><text:span text:style-name="T3">re</text:span><text:span text:style-name="T4">peat task</text:span><text:span text:style-name="T3"> every </text:span><text:span text:style-name="T4">5 minutes indefinitely</text:span></text:p>
      <text:p text:style-name="P18"><text:span text:style-name="T6">Onglet 3</text:span> : 1 programme...</text:p>
      <text:p text:style-name="P7">"C:\Program Files\R\R-4.2.1\bin\Rscript.exe"</text:p>
      <text:p text:style-name="P29"><text:tab/>C:\Users\siar_ycg8l6\ProgR\CompteurAlertes_5min\ProgR_CptAlert5.R</text:p>
      <text:p text:style-name="P29"/>
      <text:p text:style-name="P29"/>
      <text:p text:style-name="P35"><text:span text:style-name="T8">Onglet 1</text:span><text:span text:style-name="T1"> : Xs_cpt5</text:span><text:span text:style-name="T10">_Reu</text:span><text:span text:style-name="T1"><text:tab/></text:span><text:tab/><text:tab/><text:span text:style-name="T7">Onglet 2</text:span><text:span text:style-name="T2"> : Daily at </text:span><text:span text:style-name="T4">0</text:span><text:span text:style-name="T10">1</text:span><text:span text:style-name="T2">:</text:span><text:span text:style-name="T4">30</text:span><text:span text:style-name="T2">:30 </text:span><text:span text:style-name="T3">recur every 1 days</text:span></text:p>
      <text:p text:style-name="P19"><text:span text:style-name="T6">Onglet 3</text:span> : 3 programmes...</text:p>
      <text:p text:style-name="P9">"C:\Program Files\R\R-4.2.1\bin\Rscript.exe"</text:p>
      <text:p text:style-name="P35"><text:tab/>C:\Users\siar_ycg8l6\ProgR\CompteurAlertes_5min\ProgR_CptAlert5_ReunificationJour.R</text:p>
      <text:p text:style-name="P9">powershell</text:p>
      <text:p text:style-name="P35"><text:tab/>C:\Users\siar_ycg8l6\ProgR\CompteurAlertes_5min\X_Passerelle_vers_Z050_ScriptPS.ps1</text:p>
      <text:p text:style-name="P9">"C:\Program Files\R\R-4.2.1\bin\Rscript.exe"</text:p>
      <text:p text:style-name="P35"><text:tab/>C:\Users\siar_ycg8l6\ProgR\CompteurAlertes_5min\ProgR_CptAlert5_DetectRupt_NettoyageSAS.R</text:p>
      <text:p text:style-name="P36"/>
      <text:p text:style-name="P36"/>
      <text:p text:style-name="P36"/>
      <text:p text:style-name="P36"/>
      <text:p text:style-name="P36"><text:span text:style-name="T8">Onglet 1</text:span><text:span text:style-name="T1"> : Xs_cpt5_Reu_00h_07h</text:span><text:tab/><text:tab/><text:span text:style-name="T7">Onglet 2</text:span><text:span text:style-name="T2"> : Daily at </text:span><text:span text:style-name="T4">0</text:span><text:span text:style-name="T11">7</text:span><text:span text:style-name="T2">:</text:span><text:span text:style-name="T11">03</text:span><text:span text:style-name="T2">:</text:span><text:span text:style-name="T11">01</text:span><text:span text:style-name="T2"> </text:span><text:span text:style-name="T3">recur every 1 days</text:span></text:p>
      <text:p text:style-name="P20"><text:span text:style-name="T6">Onglet 3</text:span> : 3 programmes...</text:p>
      <text:p text:style-name="P8">"C:\Program Files\R\R-4.2.1\bin\Rscript.exe"</text:p>
      <text:p text:style-name="P36"><text:tab/>C:\Users\siar_ycg8l6\ProgR\CompteurAlertes_5min\ProgR_CptAlert5_Reunif_AM_00h_07h.R</text:p>
      <text:p text:style-name="P8">powershell</text:p>
      <text:p text:style-name="P36"><text:tab/>C:\Users\siar_ycg8l6\ProgR\CompteurAlertes_5min\X_Passerelle_vers_Z050_ScriptPS.ps1</text:p>
      <text:p text:style-name="P8">"C:\Program Files\R\R-4.2.1\bin\Rscript.exe"</text:p>
      <text:p text:style-name="P36"><text:tab/>C:\Users\siar_ycg8l6\ProgR\CompteurAlertes_5min\ProgR_CptAlert5_DetectRupt_NettoyageSAS.R</text:p>
      <text:p text:style-name="Standard"/>
      <text:p text:style-name="P36"><text:span text:style-name="T8">Onglet 1</text:span><text:span text:style-name="T1"> : Xs_cpt5_Reu_07h_12h</text:span><text:tab/><text:tab/><text:span text:style-name="T7">Onglet 2</text:span><text:span text:style-name="T2"> : Daily at </text:span><text:span text:style-name="T11">12</text:span><text:span text:style-name="T2">:</text:span><text:span text:style-name="T11">03</text:span><text:span text:style-name="T2">:</text:span><text:span text:style-name="T11">01</text:span><text:span text:style-name="T2"> </text:span><text:span text:style-name="T3">recur every 1 days</text:span></text:p>
      <text:p text:style-name="P20"><text:span text:style-name="T6">Onglet 3</text:span> : 3 programmes...</text:p>
      <text:p text:style-name="P8">"C:\Program Files\R\R-4.2.1\bin\Rscript.exe"</text:p>
      <text:p text:style-name="P36"><text:tab/>C:\Users\siar_ycg8l6\ProgR\CompteurAlertes_5min\ProgR_CptAlert5_Reunif_AM_07h_12h.R</text:p>
      <text:p text:style-name="P8">powershell</text:p>
      <text:p text:style-name="P36"><text:tab/>C:\Users\siar_ycg8l6\ProgR\CompteurAlertes_5min\X_Passerelle_vers_Z050_ScriptPS.ps1</text:p>
      <text:p text:style-name="P8">"C:\Program Files\R\R-4.2.1\bin\Rscript.exe"</text:p>
      <text:p text:style-name="P36"><text:tab/>C:\Users\siar_ycg8l6\ProgR\CompteurAlertes_5min\ProgR_CptAlert5_DetectRupt_NettoyageSAS.<text:span text:style-name="T11">R</text:span></text:p>
      <text:p text:style-name="Standard"/>
      <text:p text:style-name="P36"><text:span text:style-name="T8">Onglet 1</text:span><text:span text:style-name="T1"> : Xs_cpt5_Reu_12h_17h</text:span><text:tab/><text:tab/><text:span text:style-name="T7">Onglet 2</text:span><text:span text:style-name="T2"> : Daily at </text:span><text:span text:style-name="T11">17</text:span><text:span text:style-name="T2">:</text:span><text:span text:style-name="T11">03</text:span><text:span text:style-name="T2">:</text:span><text:span text:style-name="T11">01</text:span><text:span text:style-name="T2"> </text:span><text:span text:style-name="T3">recur every 1 days</text:span></text:p>
      <text:p text:style-name="P20"><text:span text:style-name="T6">Onglet 3</text:span> : 3 programmes...</text:p>
      <text:p text:style-name="P8">"C:\Program Files\R\R-4.2.1\bin\Rscript.exe"</text:p>
      <text:p text:style-name="P36"><text:tab/>C:\Users\siar_ycg8l6\ProgR\CompteurAlertes_5min\ProgR_CptAlert5_Reunif_PM_12h_17h.R</text:p>
      <text:p text:style-name="P8">powershell</text:p>
      <text:p text:style-name="P36"><text:tab/>C:\Users\siar_ycg8l6\ProgR\CompteurAlertes_5min\X_Passerelle_vers_Z050_ScriptPS.ps1</text:p>
      <text:p text:style-name="P8">"C:\Program Files\R\R-4.2.1\bin\Rscript.exe"</text:p>
      <text:p text:style-name="P36"><text:tab/>C:\Users\siar_ycg8l6\ProgR\CompteurAlertes_5min\ProgR_CptAlert5_DetectRupt_NettoyageSAS.R</text:p>
      <text:p text:style-name="P36"/>
      <text:p text:style-name="P36"><text:span text:style-name="T8">Onglet 1</text:span><text:span text:style-name="T1"> : Xs_cpt5_Reu_17h_00h</text:span><text:tab/><text:tab/><text:span text:style-name="T7">Onglet 2</text:span><text:span text:style-name="T2"> : Daily at </text:span><text:span text:style-name="T11">00</text:span><text:span text:style-name="T2">:</text:span><text:span text:style-name="T11">03</text:span><text:span text:style-name="T2">:</text:span><text:span text:style-name="T11">01</text:span><text:span text:style-name="T2"> </text:span><text:span text:style-name="T3">recur every 1 days</text:span></text:p>
      <text:p text:style-name="P20"><text:span text:style-name="T6">Onglet 3</text:span> : 3 programmes...</text:p>
      <text:p text:style-name="P8">"C:\Program Files\R\R-4.2.1\bin\Rscript.exe"</text:p>
      <text:p text:style-name="P36"><text:tab/>C:\Users\siar_ycg8l6\ProgR\CompteurAlertes_5min\ProgR_CptAlert5_Reunif_PM_17h_24h.R</text:p>
      <text:p text:style-name="P8">powershell</text:p>
      <text:p text:style-name="P36"><text:tab/>C:\Users\siar_ycg8l6\ProgR\CompteurAlertes_5min\X_Passerelle_vers_Z050_ScriptPS.ps1</text:p>
      <text:p text:style-name="P8">"C:\Program Files\R\R-4.2.1\bin\Rscript.exe"</text:p>
      <text:p text:style-name="P36"><text:tab/>C:\Users\siar_ycg8l6\ProgR\CompteurAlertes_5min\ProgR_CptAlert5_DetectRupt_NettoyageSAS.R</text:p>
      <text:p text:style-name="Standard"/>
      <text:p text:style-name="Standard"><text:soft-page-break/></text:p>
      <text:p text:style-name="Standard"/>
      <text:p text:style-name="P37"><text:span text:style-name="T8">Onglet 1</text:span><text:span text:style-name="T1"> : Xs_Detect_DDoS</text:span><text:tab/><text:tab/><text:span text:style-name="T7">Onglet 2</text:span><text:span text:style-name="T2"> : </text:span><text:span text:style-name="T4">One time</text:span><text:span text:style-name="T2"> at </text:span><text:span text:style-name="T12">08</text:span><text:span text:style-name="T2">:</text:span><text:span text:style-name="T12">31</text:span><text:span text:style-name="T2">:</text:span><text:span text:style-name="T12">15</text:span><text:span text:style-name="T2"> </text:span><text:span text:style-name="T3">re</text:span><text:span text:style-name="T4">peat task</text:span><text:span text:style-name="T3"> every </text:span><text:span text:style-name="T4">5 minutes indefinitely</text:span></text:p>
      <text:p text:style-name="P21"><text:span text:style-name="T6">Onglet 3</text:span> : 3 programmes...</text:p>
      <text:p text:style-name="P10">"C:\Program Files\R\R-4.2.1\bin\Rscript.exe"</text:p>
      <text:p text:style-name="P37"><text:tab/>C:\Users\siar_ycg8l6\ProgR\Detection_DDoS\ProgR_Detection_DDoS.R</text:p>
      <text:p text:style-name="P10">powershell</text:p>
      <text:p text:style-name="P37"><text:tab/>C:\Users\siar_ycg8l6\ProgR\Detection_DDoS\X_Passerelle_vers_Z050_ScriptPS.ps1</text:p>
      <text:p text:style-name="P10">"C:\Program Files\R\R-4.2.1\bin\Rscript.exe"</text:p>
      <text:p text:style-name="P37"><text:tab/>C:\Users\siar_ycg8l6\ProgR\Detection_DDoS\ProgR_Detection_DDoS_nettoyageSAS.R</text:p>
      <text:p text:style-name="Standard"/>
      <text:p text:style-name="Standard"/>
      <text:p text:style-name="Standard"/>
      <text:p text:style-name="Standard"/>
      <text:p text:style-name="Standard"/>
      <text:p text:style-name="P38"><text:span text:style-name="T8">Onglet 1</text:span><text:span text:style-name="T1"> : Xs_Detect_Rupture</text:span><text:tab/><text:span text:style-name="T7">Onglet 2</text:span><text:span text:style-name="T2"> : </text:span><text:span text:style-name="T4">One time</text:span><text:span text:style-name="T2"> at </text:span><text:span text:style-name="T13">19</text:span><text:span text:style-name="T2">:</text:span><text:span text:style-name="T13">17</text:span><text:span text:style-name="T2">:</text:span><text:span text:style-name="T12">1</text:span><text:span text:style-name="T13">0</text:span><text:span text:style-name="T2"> </text:span><text:span text:style-name="T3">re</text:span><text:span text:style-name="T4">peat task</text:span><text:span text:style-name="T3"> every </text:span><text:span text:style-name="T4">5 minutes indefinitely</text:span></text:p>
      <text:p text:style-name="P22"><text:span text:style-name="T6">Onglet 3</text:span> : 3 programmes...</text:p>
      <text:p text:style-name="P11">"C:\Program Files\R\R-4.2.1\bin\Rscript.exe"</text:p>
      <text:p text:style-name="P38"><text:tab/>C:\Users\siar_ycg8l6\ProgR\CompteurAlertes_5min\ProgR_CptAlert5_DetectRupt.R</text:p>
      <text:p text:style-name="P11">powershell</text:p>
      <text:p text:style-name="P38"><text:tab/>C:\Users\siar_ycg8l6\ProgR\CompteurAlertes_5min\X_Passerelle_vers_Z050_ScriptPS.ps1</text:p>
      <text:p text:style-name="P11">"C:\Program Files\R\R-4.2.1\bin\Rscript.exe"</text:p>
      <text:p text:style-name="P38"><text:tab/>C:\Users\siar_ycg8l6\ProgR\CompteurAlertes_5min\ProgR_CptAlert5_DetectRupt_NettoyageSAS.R</text:p>
      <text:p text:style-name="Standard"/>
      <text:p text:style-name="P39"><text:span text:style-name="T8">Onglet 1</text:span><text:span text:style-name="T1"> : Xs_DetectRupt_Reu</text:span><text:tab/><text:tab/><text:span text:style-name="T7">Onglet 2</text:span><text:span text:style-name="T2"> : Daily at </text:span><text:span text:style-name="T14">06</text:span><text:span text:style-name="T2">:</text:span><text:span text:style-name="T14">35</text:span><text:span text:style-name="T2">:</text:span><text:span text:style-name="T14">20</text:span><text:span text:style-name="T2"> </text:span><text:span text:style-name="T3">recur every 1 days</text:span></text:p>
      <text:p text:style-name="P23"><text:span text:style-name="T6">Onglet 3</text:span> : <text:span text:style-name="T14">1</text:span> programme...</text:p>
      <text:p text:style-name="P12">"C:\Program Files\R\R-4.2.1\bin\Rscript.exe"</text:p>
      <text:p text:style-name="P39"><text:tab/>C:\Users\siar_ycg8l6\ProgR\CompteurAlertes_5min\ProgR_CptAlert5_DetectRupt_Reunif.R</text:p>
      <text:p text:style-name="Standard"/>
      <text:p text:style-name="Standard"/>
      <text:p text:style-name="Standard"/>
      <text:p text:style-name="Standard"/>
      <text:p text:style-name="P40"><text:span text:style-name="T8">Onglet 1</text:span><text:span text:style-name="T1"> : Xs_ListEsxVM<text:tab/></text:span><text:tab/><text:span text:style-name="T7">Onglet 2</text:span><text:span text:style-name="T2"> : </text:span><text:span text:style-name="T4">One time</text:span><text:span text:style-name="T2"> at </text:span><text:span text:style-name="T15">0</text:span><text:span text:style-name="T13">9</text:span><text:span text:style-name="T2">:</text:span><text:span text:style-name="T15">00</text:span><text:span text:style-name="T2">:</text:span><text:span text:style-name="T15">4</text:span><text:span text:style-name="T13">0</text:span><text:span text:style-name="T2"> </text:span><text:span text:style-name="T3">re</text:span><text:span text:style-name="T4">peat task</text:span><text:span text:style-name="T3"> every </text:span><text:span text:style-name="T15">1</text:span><text:span text:style-name="T4">5 minutes indefinitely</text:span></text:p>
      <text:p text:style-name="P24"><text:span text:style-name="T6">Onglet 3</text:span> : <text:span text:style-name="T14">1</text:span> programme...</text:p>
      <text:p text:style-name="P13">"C:\Program Files\R\R-4.2.1\bin\Rscript.exe"</text:p>
      <text:p text:style-name="P40"><text:tab/>C:\Users\siar_ycg8l6\ProgR\HistoVMW_EsxListeHost\ProgR_HistoVMW.R</text:p>
      <text:p text:style-name="P40"/>
      <text:p text:style-name="P40"><text:span text:style-name="T8">Onglet 1</text:span><text:span text:style-name="T1"> : Xs_ListEsxVM_Reu</text:span><text:tab/><text:tab/><text:span text:style-name="T7">Onglet 2</text:span><text:span text:style-name="T2"> : Daily at </text:span><text:span text:style-name="T14">0</text:span><text:span text:style-name="T15">1</text:span><text:span text:style-name="T2">:</text:span><text:span text:style-name="T15">46</text:span><text:span text:style-name="T2">:</text:span><text:span text:style-name="T15">01</text:span><text:span text:style-name="T2"> </text:span><text:span text:style-name="T3">recur every 1 days</text:span></text:p>
      <text:p text:style-name="P24"><text:span text:style-name="T6">Onglet 3</text:span> : <text:span text:style-name="T15">3</text:span> programme<text:span text:style-name="T15">s</text:span>...</text:p>
      <text:p text:style-name="P13">"C:\Program Files\R\R-4.2.1\bin\Rscript.exe"</text:p>
      <text:p text:style-name="P40"><text:tab/>C:\Users\siar_ycg8l6\ProgR\HistoVMW_EsxListeHost\ProgR_HistoVMW_ReunificationJour.R</text:p>
      <text:p text:style-name="P13">powershell</text:p>
      <text:p text:style-name="P40"><text:tab/>C:\Users\siar_ycg8l6\ProgR\HistoVMW_EsxListeHost\X_Passerelle_vers_Z050_ScriptPS.ps1</text:p>
      <text:p text:style-name="P13">"C:\Program Files\R\R-4.2.1\bin\Rscript.exe"</text:p>
      <text:p text:style-name="P40"><text:tab/>C:\Users\siar_ycg8l6\ProgR\HistoVMW_EsxListeHost\ProgR_HistoVMW_NettoyageSAS.R</text:p>
      <text:p text:style-name="Standard"/>
      <text:p text:style-name="Standard"/>
      <text:p text:style-name="Standard"/>
      <text:p text:style-name="Standard"/>
      <text:p text:style-name="Standard"/>
      <text:p text:style-name="P40"><text:span text:style-name="T8">Onglet 1</text:span><text:span text:style-name="T1"> : Xs_QoE_Bdd<text:tab/></text:span><text:tab/><text:tab/><text:span text:style-name="T7">Onglet 2</text:span><text:span text:style-name="T2"> : Daily at </text:span><text:span text:style-name="T14">0</text:span><text:span text:style-name="T15">0</text:span><text:span text:style-name="T2">:</text:span><text:span text:style-name="T15">00</text:span><text:span text:style-name="T2">:</text:span><text:span text:style-name="T15">05</text:span><text:span text:style-name="T2"> </text:span><text:span text:style-name="T3">recur every 1 days</text:span></text:p>
      <text:p text:style-name="P24"><text:span text:style-name="T6">Onglet 3</text:span> : <text:span text:style-name="T15">3</text:span> programme<text:span text:style-name="T15">s</text:span>...</text:p>
      <text:p text:style-name="P13">"C:\Program Files\R\R-4.2.1\bin\Rscript.exe"</text:p>
      <text:p text:style-name="P40">C:\Users\siar_ycg8l6\ProgR\Centreon_RecapQoE_RapportDispo\ProgR_QoE_RapDispo_01_RequetesBDD.R</text:p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1"><text:span text:style-name="T8">Onglet 1</text:span><text:span text:style-name="T1"> : Xs_Recens<text:tab/></text:span><text:tab/><text:tab/><text:span text:style-name="T7">Onglet 2</text:span><text:span text:style-name="T2"> : Daily at </text:span><text:span text:style-name="T14">0</text:span><text:span text:style-name="T16">6</text:span><text:span text:style-name="T2">:</text:span><text:span text:style-name="T16">44</text:span><text:span text:style-name="T2">:</text:span><text:span text:style-name="T16">30</text:span><text:span text:style-name="T2"> </text:span><text:span text:style-name="T3">recur every 1 days</text:span></text:p>
      <text:p text:style-name="P25"><text:span text:style-name="T6">Onglet 3</text:span> : <text:span text:style-name="T15">3</text:span> programme<text:span text:style-name="T15">s</text:span>...</text:p>
      <text:p text:style-name="P14">"C:\Program Files\R\R-4.2.1\bin\Rscript.exe"</text:p>
      <text:p text:style-name="P41">C:\Users\siar_ycg8l6\ProgR\Centreon_Recensement\ProgR_Centreon_Recensement_AvecdbnameCentreon.R</text:p>
      <text:p text:style-name="P14">"C:\Program Files\R\R-4.2.1\bin\Rscript.exe"</text:p>
      <text:p text:style-name="P41">C:\Users\siar_ycg8l6\ProgR\Centreon_Recensement\ProgR_Recensement_NettoyageSAS.R</text:p>
      <text:p text:style-name="P40"/>
      <text:p text:style-name="Standard"/>
      <text:p text:style-name="Standard"/>
      <text:p text:style-name="Standard"/>
      <text:p text:style-name="Standard"/>
      <text:p text:style-name="P42"><text:span text:style-name="T8">Onglet 1</text:span><text:span text:style-name="T1"> : Xs_User<text:tab/><text:tab/></text:span><text:tab/><text:span text:style-name="T7">Onglet 2</text:span><text:span text:style-name="T2"> : </text:span><text:span text:style-name="T4">One time</text:span><text:span text:style-name="T2"> at </text:span><text:span text:style-name="T15">0</text:span><text:span text:style-name="T17">8</text:span><text:span text:style-name="T2">:</text:span><text:span text:style-name="T15">00</text:span><text:span text:style-name="T2">:</text:span><text:span text:style-name="T17">05</text:span><text:span text:style-name="T2"> </text:span><text:span text:style-name="T3">re</text:span><text:span text:style-name="T4">peat task</text:span><text:span text:style-name="T3"> every </text:span><text:span text:style-name="T4">5 minutes indefinitely</text:span></text:p>
      <text:p text:style-name="P26"><text:span text:style-name="T6">Onglet 3</text:span> : <text:span text:style-name="T18">1</text:span> programme...</text:p>
      <text:p text:style-name="P15">"C:\Program Files\R\R-4.2.1\bin\Rscript.exe"</text:p>
      <text:p text:style-name="P42"><text:tab/>C:\Users\siar_ycg8l6\ProgR\HistoCentreon_User\ProgR_HistoCentreon_User.R</text:p>
      <text:p text:style-name="Standard"/>
      <text:p text:style-name="P43"><text:span text:style-name="T8">Onglet 1</text:span><text:span text:style-name="T1"> : Xs_User_Reu<text:tab/><text:tab/></text:span><text:span text:style-name="T7">Onglet 2</text:span><text:span text:style-name="T2"> : Daily at </text:span><text:span text:style-name="T14">0</text:span><text:span text:style-name="T18">1</text:span><text:span text:style-name="T2">:</text:span><text:span text:style-name="T18">05</text:span><text:span text:style-name="T2">:</text:span><text:span text:style-name="T16">0</text:span><text:span text:style-name="T18">3</text:span><text:span text:style-name="T2"> </text:span><text:span text:style-name="T3">recur every 1 days</text:span></text:p>
      <text:p text:style-name="P27"><text:span text:style-name="T6">Onglet 3</text:span> : <text:span text:style-name="T18">1 </text:span>programme...</text:p>
      <text:p text:style-name="P16">"C:\Program Files\R\R-4.2.1\bin\Rscript.exe"</text:p>
      <text:p text:style-name="P43"><text:tab/>C:\Users\siar_ycg8l6\ProgR\HistoCentreon_User\ProgR_HistoCentreon_User_ReunificationJour.R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058cm" fo:margin-right="0.94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4T17:37:37.424000000</meta:creation-date>
    <dc:date>2024-07-14T18:37:49.989000000</dc:date>
    <meta:editing-duration>PT1H4S</meta:editing-duration>
    <meta:editing-cycles>16</meta:editing-cycles>
    <meta:generator>LibreOffice/7.4.1.2$Windows_X86_64 LibreOffice_project/3c58a8f3a960df8bc8fd77b461821e42c061c5f0</meta:generator>
    <meta:document-statistic meta:table-count="0" meta:image-count="0" meta:object-count="0" meta:page-count="4" meta:paragraph-count="131" meta:word-count="614" meta:character-count="7118" meta:non-whitespace-character-count="6550"/>
  </office:meta>
</office:document-meta>
</file>